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953" officeooo:paragraph-rsid="00163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by – Aprenda a programar.</text:p>
      <text:p text:style-name="P1"/>
      <text:p text:style-name="P1">Cap1 : Instalação e configuração RVM: </text:p>
      <text:p text:style-name="P1"><text:a xlink:type="simple" xlink:href="https://rvm.io/rvm/install#explained">https://rvm.io/rvm/install#explained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36:16.801765838</meta:creation-date>
    <dc:date>2016-05-10T15:19:17.689866451</dc:date>
    <meta:editing-duration>P0D</meta:editing-duration>
    <meta:editing-cycles>1</meta:editing-cycles>
    <meta:document-statistic meta:table-count="0" meta:image-count="0" meta:object-count="0" meta:page-count="1" meta:paragraph-count="3" meta:word-count="11" meta:character-count="101" meta:non-whitespace-character-count="91"/>
    <meta:generator>LibreOffice/4.2.8.2$Linux_X86_64 LibreOffice_project/420m0$Build-2</meta:generator>
  </office:meta>
</office:document-meta>
</file>